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3.4cm" svg:height="2cm" svg:x="13.7cm" svg:y="9.7cm">
          <text:p text:style-name="P1">Judge</text:p>
        </draw:ellipse>
        <draw:ellipse draw:style-name="gr2" draw:text-style-name="P1" draw:layer="layout" svg:width="4.8cm" svg:height="2.4cm" svg:x="13cm" svg:y="13.1cm">
          <text:p/>
        </draw:ellipse>
        <draw:frame draw:style-name="gr3" draw:layer="layout" svg:width="3.838cm" svg:height="0.963cm" svg:x="13.2cm" svg:y="13.837cm">
          <draw:text-box>
            <text:p>JudgeParity</text:p>
          </draw:text-box>
        </draw:frame>
        <draw:ellipse draw:style-name="gr1" draw:text-style-name="P1" draw:layer="layout" svg:width="4.8cm" svg:height="2.4cm" svg:x="3.4cm" svg:y="11.8cm">
          <text:p text:style-name="P1">Player</text:p>
        </draw:ellipse>
        <draw:ellipse draw:style-name="gr1" draw:text-style-name="P1" draw:layer="layout" svg:width="4.2cm" svg:height="1.9cm" svg:x="1.8cm" svg:y="15.4cm">
          <text:p text:style-name="P1">Ai</text:p>
        </draw:ellipse>
        <draw:ellipse draw:style-name="gr1" draw:text-style-name="P1" draw:layer="layout" svg:width="4.6cm" svg:height="1.8cm" svg:x="6.3cm" svg:y="15.6cm">
          <text:p text:style-name="P1">Human</text:p>
        </draw:ellipse>
        <draw:ellipse draw:style-name="gr1" draw:text-style-name="P1" draw:layer="layout" svg:width="4.2cm" svg:height="2.2cm" svg:x="7.9cm" svg:y="20.6cm">
          <text:p text:style-name="P1">Dealer</text:p>
        </draw:ellipse>
        <draw:ellipse draw:style-name="gr1" draw:text-style-name="P1" draw:layer="layout" svg:width="4.8cm" svg:height="2.1cm" svg:x="7.6cm" svg:y="23.9cm">
          <text:p text:style-name="P1">ParityDealer</text:p>
        </draw:ellipse>
        <draw:line draw:style-name="gr4" draw:text-style-name="P1" draw:layer="layout" svg:x1="10.1cm" svg:y1="23.9cm" svg:x2="10.1cm" svg:y2="22.8cm">
          <text:p/>
        </draw:line>
        <draw:line draw:style-name="gr4" draw:text-style-name="P1" draw:layer="layout" svg:x1="15.4cm" svg:y1="13.1cm" svg:x2="15.4cm" svg:y2="11.7cm">
          <text:p/>
        </draw:line>
        <draw:line draw:style-name="gr4" draw:text-style-name="P1" draw:layer="layout" svg:x1="3.9cm" svg:y1="15.4cm" svg:x2="4.9cm" svg:y2="14.1cm">
          <text:p/>
        </draw:line>
        <draw:line draw:style-name="gr4" draw:text-style-name="P1" draw:layer="layout" svg:x1="8.6cm" svg:y1="15.6cm" svg:x2="7.2cm" svg:y2="14cm">
          <text:p/>
        </draw:line>
        <draw:frame draw:style-name="gr3" draw:text-style-name="P2" draw:layer="layout" svg:width="3.326cm" svg:height="1.199cm" svg:x="12.128cm" svg:y="21.275cm">
          <draw:text-box>
            <text:p text:style-name="P2"><text:span text:style-name="T1">arrayOfPlayers</text:span></text:p>
            <text:p text:style-name="P2"><text:span text:style-name="T1">deck</text:span></text:p>
          </draw:text-box>
        </draw:frame>
        <draw:ellipse draw:style-name="gr1" draw:text-style-name="P1" draw:layer="layout" svg:width="4.5cm" svg:height="2.2cm" svg:x="3cm" svg:y="4.5cm">
          <text:p text:style-name="P1">Game</text:p>
        </draw:ellipse>
        <draw:ellipse draw:style-name="gr1" draw:text-style-name="P1" draw:layer="layout" svg:width="4.2cm" svg:height="1.8cm" svg:x="3.2cm" svg:y="7.6cm">
          <text:p text:style-name="P1">GameParity</text:p>
        </draw:ellipse>
        <draw:line draw:style-name="gr4" draw:text-style-name="P1" draw:layer="layout" svg:x1="5.3cm" svg:y1="7.6cm" svg:x2="5.3cm" svg:y2="6.7cm">
          <text:p/>
        </draw:line>
        <draw:frame draw:style-name="gr3" draw:text-style-name="P2" draw:layer="layout" svg:width="4.554cm" svg:height="1.199cm" svg:x="7.396cm" svg:y="7.901cm">
          <draw:text-box>
            <text:p text:style-name="P2">upperHandPlayer</text:p>
            <text:p text:style-name="P2"><text:s text:c="7"/>lowerHandPlayer</text:p>
          </draw:text-box>
        </draw:frame>
        <draw:frame draw:style-name="gr3" draw:text-style-name="P2" draw:layer="layout" svg:width="1.539cm" svg:height="0.725cm" svg:x="7.461cm" svg:y="5.375cm">
          <draw:text-box>
            <text:p text:style-name="P2">judge</text:p>
          </draw:text-box>
        </draw:frame>
        <draw:frame draw:style-name="gr3" draw:text-style-name="P2" draw:layer="layout" svg:width="2.28cm" svg:height="1.199cm" svg:x="17.1cm" svg:y="10.201cm">
          <draw:text-box>
            <text:p text:style-name="P2">leader</text:p>
            <text:p text:style-name="P2">opponent</text:p>
          </draw:text-box>
        </draw:frame>
        <draw:frame draw:style-name="gr3" draw:text-style-name="P2" draw:layer="layout" svg:width="1.569cm" svg:height="2.147cm" svg:x="8.131cm" svg:y="11.9cm">
          <draw:text-box>
            <text:p text:style-name="P2">name</text:p>
            <text:p text:style-name="P2">hand</text:p>
            <text:p text:style-name="P2">judge</text:p>
            <text:p text:style-name="P2">tricks</text:p>
          </draw:text-box>
        </draw:frame>
        <draw:line draw:style-name="gr5" draw:text-style-name="P3" draw:layer="layout" svg:x1="8cm" svg:y1="8.7cm" svg:x2="6.4cm" svg:y2="11.8cm">
          <text:p/>
        </draw:line>
        <draw:line draw:style-name="gr5" draw:text-style-name="P3" draw:layer="layout" svg:x1="6.9cm" svg:y1="11.9cm" svg:x2="9cm" svg:y2="9.1cm">
          <text:p/>
        </draw:line>
        <draw:line draw:style-name="gr5" draw:text-style-name="P3" draw:layer="layout" svg:x1="9.5cm" svg:y1="13.2cm" svg:x2="13.7cm" svg:y2="10.8cm">
          <text:p/>
        </draw:line>
        <draw:line draw:style-name="gr5" draw:text-style-name="P3" draw:layer="layout" svg:x1="9cm" svg:y1="5.8cm" svg:x2="14.9cm" svg:y2="9.7cm">
          <text:p/>
        </draw:line>
        <draw:frame draw:style-name="gr6" draw:text-style-name="P4" draw:layer="layout" svg:width="3.237cm" svg:height="1.5cm" svg:x="7.863cm" svg:y="1.4cm">
          <draw:text-box>
            <text:p text:style-name="P2"><text:span text:style-name="T2">Parity</text:span></text:p>
          </draw:text-box>
        </draw:frame>
        <draw:line draw:style-name="gr5" draw:text-style-name="P3" draw:layer="layout" svg:x1="15.4cm" svg:y1="21.6cm" svg:x2="7.8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a Wistedt</meta:initial-creator>
    <meta:creation-date>2021-01-17T19:20:20.82</meta:creation-date>
    <dc:date>2021-01-17T20:35:31.43</dc:date>
    <dc:creator>Ola Wistedt</dc:creator>
    <meta:editing-duration>PT59M59S</meta:editing-duration>
    <meta:editing-cycles>5</meta:editing-cycles>
    <meta:generator>OpenOffice/4.1.6$Win32 OpenOffice.org_project/416m1$Build-9790</meta:generator>
    <meta:document-statistic meta:object-count="26"/>
  </office:meta>
</office:document-meta>
</file>